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9694in" text:min-label-width="0.25in" text:list-level-position-and-space-mode="label-alignment">
          <style:list-level-label-alignment text:label-followed-by="listtab" fo:margin-left="2.2194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indent="0.4923in"/>
    </style:style>
    <style:style style:name="P3" style:parent-style-name="Standard" style:family="paragraph">
      <style:paragraph-properties fo:margin-left="0.4923in">
        <style:tab-stops/>
      </style:paragraph-properties>
    </style:style>
    <style:style style:name="P4" style:parent-style-name="Standard" style:family="paragraph">
      <style:paragraph-properties fo:margin-left="0.4923in" fo:text-indent="0.4923in">
        <style:tab-stops/>
      </style:paragraph-properties>
    </style:style>
    <style:style style:name="P5" style:parent-style-name="Standard" style:family="paragraph">
      <style:paragraph-properties fo:text-indent="0.4923in"/>
    </style:style>
    <style:style style:name="P6" style:parent-style-name="Standard" style:list-style-name="LFO5" style:family="paragraph"/>
    <style:style style:name="P7" style:parent-style-name="Standard" style:family="paragraph">
      <style:paragraph-properties fo:margin-left="0.9847in" fo:text-indent="0.4923in">
        <style:tab-stops/>
      </style:paragraph-properties>
    </style:style>
    <style:style style:name="P8" style:parent-style-name="Standard" style:list-style-name="LFO3" style:family="paragraph"/>
    <style:style style:name="P9" style:parent-style-name="Standard" style:list-style-name="LFO3" style:family="paragraph"/>
  </office:automatic-styles>
  <office:body>
    <office:text text:use-soft-page-breaks="true">
      <text:p text:style-name="P1">Adapter</text:p>
      <text:p text:style-name="Standard">- mail server – adapter for external third party mailing client (e. g. Google, Seznam)</text:p>
      <text:p text:style-name="Standard"><text:tab/>- we want an adapter which would provide client services through the common mailing<text:s/>interface used for IS mailing – users can interact with emails in the same way as it they were received in IS</text:p>
      <text:p text:style-name="Standard"><text:tab/>- adapter can on background make some external network calls (e. g. REST) <text:s/>to the third party mailing client</text:p>
      <text:p text:style-name="Standard"/>
      <text:p text:style-name="Standard">- document server – adapter for third party storage providers</text:p>
      <text:p text:style-name="Standard"><text:tab/>- cloud storage, external hard-drives used as common IS documents through common interface</text:p>
      <text:p text:style-name="Standard"><text:tab/>- user can use IS document server to access external storage service</text:p>
      <text:p text:style-name="Standard"/>
      <text:p text:style-name="Standard">Strategy</text:p>
      <text:p text:style-name="Standard">- salaries – types of agreements</text:p>
      <text:p text:style-name="Standard"><text:tab/>- different types of agreement – we use the same algorithm for the salary computation but the final value is derived by the type of agreement like for instance hour salary, month salary…</text:p>
      <text:p text:style-name="Standard"/>
      <text:p text:style-name="Standard">- schedules - different scheduling algorithms for time management and planning</text:p>
      <text:p text:style-name="Standard"><text:tab/>- we can use different strategies for course collisions, room planning...</text:p>
      <text:p text:style-name="Standard"/>
      <text:p text:style-name="Standard">-automatic course registration – different behaviors depending on student selection</text:p>
      <text:p text:style-name="Standard"><text:tab/>- automatically remove courses which cannot be registered</text:p>
      <text:p text:style-name="Standard"><text:tab/>- automatically sent a apply for exception to the teacher</text:p>
      <text:p text:style-name="Standard"><text:tab/>- automatically register mandatory subject for the student field of study</text:p>
      <text:p text:style-name="Standard"/>
      <text:p text:style-name="Standard">Observer</text:p>
      <text:p text:style-name="Standard">- discussions – dynamic updates for replies, Noticeboard in IS</text:p>
      <text:p text:style-name="P2">* Our subject is<text:s/>track<text:s/>discussion forum<text:s/>(where notification is allowed).</text:p>
      <text:p text:style-name="P3">* Observers<text:s/>- <text:s/>We can track discussion forum in Favourite Discussion Groups (we get notification from the publisher)<text:s/>or we can subscribe to changes via RSS.</text:p>
      <text:p text:style-name="Standard">- schedule – automatic update after course(seminar) registration/ deregistration,</text:p>
      <text:p text:style-name="Standard"><text:tab/>* Subject is<text:s/>courses<text:s/>registration list.</text:p>
      <text:p text:style-name="Standard"><text:tab/>* Observers are: <text:s/></text:p>
      <text:p text:style-name="P4">* timetable – responds to changes in courses registration list</text:p>
      <text:p text:style-name="Standard"><text:tab/><text:tab/>* Check my studies – question mark<text:s/>= registered course</text:p>
      <text:p text:style-name="Standard"><text:tab/><text:tab/><text:tab/><text:tab/><text:tab/>red cross<text:s/>= unregistered course<text:tab/><text:tab/><text:tab/><text:tab/><text:tab/></text:p>
      <text:p text:style-name="Standard">- automatic notebook points after scanning of test</text:p>
      <text:p text:style-name="Standard"><text:tab/>* Subject is scanning test.</text:p>
      <text:p text:style-name="Standard"><text:tab/>* Observers: Points from the test are available in notebooks and in ROPOT Applications.</text:p>
      <text:p text:style-name="Standard">Composite</text:p>
      <text:p text:style-name="Standard"><text:s/>- We want to show the object hierarchy.</text:p>
      <text:p text:style-name="Standard"><text:tab/>*<text:s/>Component –<text:s/>declare<text:s/>interface for his sons and Clients</text:p>
      <text:p text:style-name="P5">* Composite store the reference to his children. Implemented operation for work with children.</text:p>
      <text:list text:style-name="LFO5" text:continue-numbering="true">
        <text:list-item>
          <text:p text:style-name="P6">We can use for scheduling -&gt; semester -&gt; week -&gt; day -&gt; teaching period</text:p>
        </text:list-item>
      </text:list>
      <text:p text:style-name="P7">Composite is semester -&gt; week, etc.</text:p>
      <text:list text:style-name="LFO3" text:continue-numbering="true">
        <text:list-item>
          <text:p text:style-name="P8">We can use for user structure -&gt; Faculty -&gt; Field -&gt; <text:s/>Course -&gt; <text:s/>Student</text:p>
        </text:list-item>
        <text:list-item>
          <text:p text:style-name="P9">We can use for user structure<text:s/>document server – folders → subfolders → concrete documents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Seznam" style:display-name="Seznam" style:family="paragraph" style:parent-style-name="Textbody">
      <style:text-properties fo:hyphenate="false"/>
    </style:style>
    <style:style style:name="Titulek" style:display-name="Titulek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Source Han Sans CN Regular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Source Han Sans CN Regular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Source Han Sans CN Regular" style:font-name-complex="Lohit Devanaga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font-name-asian="Source Han Sans CN Regular" style:font-name-complex="Lohit Devanaga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Source Han Sans CN Regular" style:font-name-complex="Lohit Devanagari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9694in" text:min-label-width="0.25in" text:list-level-position-and-space-mode="label-alignment">
          <style:list-level-label-alignment text:label-followed-by="listtab" fo:margin-left="2.2194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onza</dc:creator>
    <meta:creation-date>2017-03-24T08:33:00Z</meta:creation-date>
    <dc:date>2017-03-29T14:07:00Z</dc:date>
    <meta:template xlink:href="Normal" xlink:type="simple"/>
    <meta:editing-cycles>6</meta:editing-cycles>
    <meta:editing-duration>PT26100S</meta:editing-duration>
    <meta:document-statistic meta:page-count="1" meta:paragraph-count="5" meta:word-count="368" meta:character-count="2537" meta:row-count="18" meta:non-whitespace-character-count="2174"/>
  </office:meta>
</office:document-meta>
</file>